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f00"/>
    </style:style>
    <style:style style:name="P2" style:family="paragraph" style:parent-style-name="Standard">
      <style:text-properties officeooo:paragraph-rsid="0017af00"/>
    </style:style>
    <style:style style:name="T1" style:family="text">
      <style:text-properties officeooo:rsid="0017af00"/>
    </style:style>
    <style:style style:name="T2" style:family="text">
      <style:text-properties officeooo:rsid="0017d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</text:span>he quick</text:p>
      <text:p text:style-name="Subtitle">brown fox</text:p>
      <text:p text:style-name="P2"><text:span text:style-name="T1">jumps over the </text:span></text:p>
      <text:p text:style-name="Heading">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4:06:19.538245000</meta:creation-date>
    <dc:date>2014-08-25T14:08:51.987342000</dc:date>
    <meta:editing-duration>PT2M31S</meta:editing-duration>
    <meta:editing-cycles>4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4" meta:word-count="9" meta:character-count="41" meta:non-whitespace-character-count="35"/>
  </office:meta>
</office:document-meta>
</file>